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ucida Console" svg:font-family="'Lucida Console'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paragraph-rsid="000717b0"/>
    </style:style>
    <style:style style:name="P2" style:family="paragraph" style:parent-style-name="Text_20_body">
      <style:text-properties officeooo:rsid="000717b0" officeooo:paragraph-rsid="000717b0"/>
    </style:style>
    <style:style style:name="P3" style:family="paragraph" style:parent-style-name="Text_20_body">
      <style:text-properties officeooo:rsid="00091379" officeooo:paragraph-rsid="00091379"/>
    </style:style>
    <style:style style:name="P4" style:family="paragraph" style:parent-style-name="Text_20_body">
      <style:text-properties officeooo:rsid="000a09d5" officeooo:paragraph-rsid="000a09d5"/>
    </style:style>
    <style:style style:name="T1" style:family="text">
      <style:text-properties officeooo:rsid="000717b0"/>
    </style:style>
    <style:style style:name="T2" style:family="text">
      <style:text-properties officeooo:rsid="000a91f2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NAT – Network Address Translation</text:span></text:h>
      <text:p text:style-name="P2">NAT ist ein Verfahren, das in IP-Routern eingesetzt wird, die lokale Netzwerke mit dem Internet verbinden. Weil Internet-Zugänge <text:s/>in der Regel nur über eine einzige öffentliche und damit routbare IPv4-Adresse verfügen, müssen sich alle anderen Hosts im lokalen Netzwerk mit privaten IPv4-Adressen begnügen. </text:p>
      <text:p text:style-name="P3">Private IP-Adressen besitzen im öffentlichen Netz keine Gültigkeit, damit trotzdem alle Computer mit privater IPv4-Adresse Zugang zum Internet haben, muss der Internet-Zugangs-Router in allen ausgehenden Datenpaketen die private IPv4-Adresse der lokalen Hosts durch die eigene öffentliche IPv4-Adresse ersetzen.</text:p>
      <text:p text:style-name="P3">Damit die eingehenden Datenpakete dem lokalen Host zugeordnet werden können, speichert der Router zusätzlich die Port-Nummern der TCP-Verbindungen in einer <text:span text:style-name="T3">NAT-Tabelle</text:span>.</text:p>
      <text:p text:style-name="P4"/>
      <text:p text:style-name="P4">NAT ist allgemein nur eine Notlösung wegen des akuten Mangel an <text:span text:style-name="T2">IPv4-Adressen. Mit IPv6 wird NAT überflüssig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ucida Console" svg:font-family="'Lucida Console'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ucida Console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ucida Console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Lucida Console" fo:font-family="'Lucida Console'" style:font-pitch="fixed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ucida Console" fo:font-family="'Lucida Console'" style:font-pitch="fixed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ucida Console" fo:font-family="'Lucida Console'" style:font-pitch="fixed"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11T11:27:29.967000000</meta:creation-date>
    <dc:date>2021-02-11T17:02:17.322000000</dc:date>
    <meta:editing-duration>PT4M9S</meta:editing-duration>
    <meta:editing-cycles>1</meta:editing-cycles>
    <meta:document-statistic meta:table-count="0" meta:image-count="0" meta:object-count="0" meta:page-count="1" meta:paragraph-count="5" meta:word-count="123" meta:character-count="927" meta:non-whitespace-character-count="806"/>
    <meta:generator>LibreOffice/6.4.1.2$Windows_X86_64 LibreOffice_project/4d224e95b98b138af42a64d84056446d09082932</meta:generator>
  </office:meta>
</office:document-meta>
</file>